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rier" svg:font-family="Courrier"/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10in" style:page-number="0" table:align="margins" style:writing-mode="lr-tb"/>
    </style:style>
    <style:style style:name="Table1.A" style:family="table-column">
      <style:table-column-properties style:column-width="10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10in" table:align="margins" style:writing-mode="lr-tb"/>
    </style:style>
    <style:style style:name="Table2.A" style:family="table-column">
      <style:table-column-properties style:column-width="10in" style:rel-column-width="65535*"/>
    </style:style>
    <style:style style:name="Table2.A1" style:family="table-cell">
      <style:table-cell-properties fo:padding="0.0382in" fo:border="0.0007in solid #000000"/>
    </style:style>
    <style:style style:name="Table9" style:family="table">
      <style:table-properties style:width="2.9917in" table:align="left" style:writing-mode="lr-tb"/>
    </style:style>
    <style:style style:name="Table9.A" style:family="table-column">
      <style:table-column-properties style:column-width="2.9917in"/>
    </style:style>
    <style:style style:name="Table9.A1" style:family="table-cell">
      <style:table-cell-properties fo:padding="0.0382in" fo:border="0.0007in solid #000000"/>
    </style:style>
    <style:style style:name="Table4" style:family="table">
      <style:table-properties style:width="2.9833in" table:align="left" style:writing-mode="lr-tb"/>
    </style:style>
    <style:style style:name="Table4.A" style:family="table-column">
      <style:table-column-properties style:column-width="2.9833in"/>
    </style:style>
    <style:style style:name="Table4.A1" style:family="table-cell">
      <style:table-cell-properties fo:padding="0.0382in" fo:border="0.0007in solid #000000"/>
    </style:style>
    <style:style style:name="Table7" style:family="table">
      <style:table-properties style:width="2.9833in" table:align="left" style:writing-mode="lr-tb"/>
    </style:style>
    <style:style style:name="Table7.A" style:family="table-column">
      <style:table-column-properties style:column-width="2.9833in"/>
    </style:style>
    <style:style style:name="Table7.A1" style:family="table-cell">
      <style:table-cell-properties fo:padding="0.0382in" fo:border="0.0007in solid #000000"/>
    </style:style>
    <style:style style:name="Table5" style:family="table">
      <style:table-properties style:width="3.7604in" table:align="left" style:writing-mode="lr-tb"/>
    </style:style>
    <style:style style:name="Table5.A" style:family="table-column">
      <style:table-column-properties style:column-width="3.7604in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3.7604in" table:align="left" style:writing-mode="lr-tb"/>
    </style:style>
    <style:style style:name="Table6.A" style:family="table-column">
      <style:table-column-properties style:column-width="3.7604in"/>
    </style:style>
    <style:style style:name="Table6.A1" style:family="table-cell">
      <style:table-cell-properties fo:padding="0.0382in" fo:border="0.0007in solid #000000"/>
    </style:style>
    <style:style style:name="Table3" style:family="table">
      <style:table-properties style:width="3.7688in" table:align="left" style:writing-mode="lr-tb"/>
    </style:style>
    <style:style style:name="Table3.A" style:family="table-column">
      <style:table-column-properties style:column-width="3.7688in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  <style:text-properties style:font-name="Arial1" fo:font-size="12pt" fo:font-weight="bold" style:font-name-asian="Times New Roman" style:font-size-asian="12pt" style:language-asian="fr" style:country-asian="CA" style:font-weight-asian="bold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in"/>
      <style:text-properties fo:font-size="16pt" fo:font-weight="bold" style:font-size-asian="16pt" style:font-weight-asian="bold" style:font-name-complex="Courier New1" style:font-size-complex="16pt"/>
    </style:style>
    <style:style style:name="P4" style:family="paragraph" style:parent-style-name="Standard">
      <style:paragraph-properties fo:margin-top="0in" fo:margin-bottom="0in"/>
      <style:text-properties style:font-name-complex="Courier New1"/>
    </style:style>
    <style:style style:name="P5" style:family="paragraph" style:parent-style-name="Table_20_Contents">
      <style:paragraph-properties fo:margin-top="0in" fo:margin-bottom="0in"/>
    </style:style>
    <style:style style:name="P6" style:family="paragraph" style:parent-style-name="Table_20_Contents">
      <style:paragraph-properties fo:margin-top="0in" fo:margin-bottom="0in"/>
      <style:text-properties style:font-name="Courier" fo:font-size="9pt" style:font-name-asian="Times New Roman" style:font-size-asian="9pt" style:font-name-complex="Arial2" style:font-size-complex="9pt"/>
    </style:style>
    <style:style style:name="P7" style:family="paragraph" style:parent-style-name="Standard">
      <style:paragraph-properties fo:margin-left="0.9835in" fo:margin-right="0in" fo:margin-top="0in" fo:margin-bottom="0in" fo:text-indent="0in" style:auto-text-indent="false"/>
      <style:text-properties style:font-name-complex="Courier New1"/>
    </style:style>
    <style:style style:name="P8" style:family="paragraph" style:parent-style-name="Standard">
      <style:paragraph-properties fo:margin-left="0.7417in" fo:margin-right="0in" fo:margin-top="0in" fo:margin-bottom="0in" fo:text-indent="0.4917in" style:auto-text-indent="false"/>
    </style:style>
    <style:style style:name="P9" style:family="paragraph" style:parent-style-name="Standard">
      <style:paragraph-properties fo:margin-left="1.2335in" fo:margin-right="0in" fo:margin-top="0in" fo:margin-bottom="0in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style:font-name="Courier" fo:font-size="9pt" style:font-size-asian="9pt" style:font-name-complex="Courier New1" style:font-size-complex="9pt"/>
    </style:style>
    <style:style style:name="P11" style:family="paragraph" style:parent-style-name="List_20_Paragraph" style:list-style-name="L1">
      <style:paragraph-properties fo:margin-top="0in" fo:margin-bottom="0in"/>
      <style:text-properties fo:font-weight="bold" style:font-weight-asian="bold" style:font-name-complex="Courier New1"/>
    </style:style>
    <style:style style:name="P12" style:family="paragraph" style:parent-style-name="Table_20_Contents">
      <style:paragraph-properties fo:margin-top="0in" fo:margin-bottom="0in"/>
    </style:style>
    <style:style style:name="P13" style:family="paragraph" style:parent-style-name="Table_20_Contents">
      <style:paragraph-properties fo:margin-top="0in" fo:margin-bottom="0in"/>
      <style:text-properties style:font-name="Courier" fo:font-size="9pt" style:font-name-asian="Times New Roman" style:font-size-asian="9pt" style:font-name-complex="Arial2" style:font-size-complex="9pt"/>
    </style:style>
    <style:style style:name="P14" style:family="paragraph" style:parent-style-name="Table_20_Contents">
      <style:paragraph-properties fo:margin-top="0in" fo:margin-bottom="0in"/>
      <style:text-properties style:text-underline-style="solid" style:text-underline-width="auto" style:text-underline-color="font-color"/>
    </style:style>
    <style:style style:name="P15" style:family="paragraph" style:parent-style-name="Table_20_Contents">
      <style:paragraph-properties fo:margin-top="0in" fo:margin-bottom="0in"/>
      <style:text-properties style:font-name="Courrier"/>
    </style:style>
    <style:style style:name="P16" style:family="paragraph" style:parent-style-name="Table_20_Contents">
      <style:paragraph-properties fo:margin-top="0in" fo:margin-bottom="0in"/>
      <style:text-properties style:font-name="Courrier" style:text-underline-style="solid" style:text-underline-width="auto" style:text-underline-color="font-color"/>
    </style:style>
    <style:style style:name="P17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fo:font-size="16pt" style:font-size-asian="16pt" style:font-name-complex="Courier New1" style:font-size-complex="16pt"/>
    </style:style>
    <style:style style:name="P18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style:font-name="Courier" fo:font-size="9pt" style:font-size-asian="9pt" style:font-name-complex="Courier New1" style:font-size-complex="9pt"/>
    </style:style>
    <style:style style:name="P19" style:family="paragraph" style:parent-style-name="Standard" style:master-page-name="Standard">
      <style:paragraph-properties fo:margin-top="0in" fo:margin-bottom="0in" style:page-number="auto"/>
      <style:text-properties fo:font-size="16pt" fo:font-weight="bold" style:font-size-asian="16pt" style:font-weight-asian="bold" style:font-name-complex="Courier New1" style:font-size-complex="16pt"/>
    </style:style>
    <style:style style:name="P20" style:family="paragraph" style:parent-style-name="Standard">
      <style:paragraph-properties fo:margin-top="0in" fo:margin-bottom="0in"/>
    </style:style>
    <style:style style:name="P21" style:family="paragraph" style:parent-style-name="Standard">
      <style:paragraph-properties fo:margin-top="0in" fo:margin-bottom="0in"/>
      <style:text-properties fo:font-size="12pt" fo:font-weight="bold" style:font-size-asian="12pt" style:font-weight-asian="bold" style:font-name-complex="Courier New1" style:font-size-complex="12pt"/>
    </style:style>
    <style:style style:name="P22" style:family="paragraph" style:parent-style-name="Standard">
      <style:paragraph-properties fo:margin-top="0in" fo:margin-bottom="0in"/>
      <style:text-properties style:font-name="Arial1" fo:font-size="12pt" fo:font-weight="bold" style:font-name-asian="Times New Roman" style:font-size-asian="12pt" style:language-asian="fr" style:country-asian="CA" style:font-weight-asian="bold" style:font-name-complex="Arial2" style:font-size-complex="12pt" style:font-weight-complex="bold"/>
    </style:style>
    <style:style style:name="P23" style:family="paragraph" style:parent-style-name="Standard">
      <style:paragraph-properties fo:margin-top="0in" fo:margin-bottom="0in"/>
      <style:text-properties fo:font-size="16pt" fo:font-weight="bold" style:font-size-asian="16pt" style:font-weight-asian="bold" style:font-name-complex="Courier New1" style:font-size-complex="16pt"/>
    </style:style>
    <style:style style:name="P24" style:family="paragraph" style:parent-style-name="Standard">
      <style:paragraph-properties fo:margin-top="0in" fo:margin-bottom="0in"/>
      <style:text-properties fo:font-weight="bold" style:font-weight-asian="bold" style:font-name-complex="Courier New1"/>
    </style:style>
    <style:style style:name="P25" style:family="paragraph" style:parent-style-name="Standard">
      <style:paragraph-properties fo:margin-top="0in" fo:margin-bottom="0in"/>
      <style:text-properties style:font-name="Courrier"/>
    </style:style>
    <style:style style:name="P26" style:family="paragraph" style:parent-style-name="Standard">
      <style:paragraph-properties fo:margin-top="0in" fo:margin-bottom="0in"/>
      <style:text-properties style:font-name="Courrier"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/>
      <style:text-properties fo:font-size="12pt" fo:font-weight="bold" style:font-size-asian="12pt" style:font-weight-asian="bold" style:font-name-complex="Courier New1" style:font-size-complex="12pt"/>
    </style:style>
    <style:style style:name="P28" style:family="paragraph" style:parent-style-name="Standard">
      <style:paragraph-properties fo:margin-left="0.4917in" fo:margin-right="0in" fo:margin-top="0in" fo:margin-bottom="0in" fo:text-indent="0in" style:auto-text-indent="false"/>
      <style:text-properties style:font-name-complex="Courier New1"/>
    </style:style>
    <style:style style:name="T1" style:family="text">
      <style:text-properties fo:font-weight="bold" style:font-weight-asian="bold" style:font-name-complex="Courier New1"/>
    </style:style>
    <style:style style:name="T2" style:family="text">
      <style:text-properties fo:font-weight="bold" style:font-weight-asian="bold" style:font-name-complex="Courier New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Courier New1"/>
    </style:style>
    <style:style style:name="T5" style:family="text">
      <style:text-properties fo:font-size="12pt" fo:font-weight="bold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9pt" style:font-size-asian="9pt" style:font-name-complex="Courier New1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name-complex="Courier New1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urrier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emière partie du TP3 ( C++ ) – INF 2170 gr 10</text:p>
      <text:p text:style-name="P21">Équipe G 16</text:p>
      <text:p text:style-name="P1"><text:span text:style-name="T5">Martin Valiquette </text:span><text:span text:style-name="T6">(VALM13037400)</text:span><text:span text:style-name="T5"> &amp; Olivier Viera </text:span><text:span text:style-name="T6">(VIEP12058605)</text:span></text:p>
      <text:p text:style-name="P27">14 avril 2009</text:p>
      <text:p text:style-name="P2"/>
      <text:p text:style-name="P2">tp3.cpp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#include &lt;iostream&gt;</text:p>
            <text:p text:style-name="P10">#include &lt;fstream&gt;</text:p>
            <text:p text:style-name="P10">#include "tp3.h"</text:p>
            <text:p text:style-name="P10"></text:p>
            <text:p text:style-name="P10">#define FILENAME "fichier.txt" // Fichier a utiliser</text:p>
            <text:p text:style-name="P10"></text:p>
            <text:p text:style-name="P10">using namespace std;</text:p>
            <text:p text:style-name="P10"></text:p>
            <text:p text:style-name="P10"></text:p>
            <text:p text:style-name="P10"></text:p>
            <text:p text:style-name="P10">int main() {</text:p>
            <text:p text:style-name="P10"><text:tab/>char * mot;</text:p>
            <text:p text:style-name="P10"><text:tab/>char motc;</text:p>
            <text:p text:style-name="P10"><text:tab/>int fsize, i;</text:p>
            <text:p text:style-name="P10"><text:tab/>PtrNoeud premier = new NoeudArbre;</text:p>
            <text:p text:style-name="P10"><text:tab/>if (!verifierFichier((char *)FILENAME, fsize)) {</text:p>
            <text:p text:style-name="P10"><text:tab/><text:tab/>cout &lt;&lt; "Fichier invalide" &lt;&lt; endl;</text:p>
            <text:p text:style-name="P10"><text:tab/><text:tab/>fEntree.close();</text:p>
            <text:p text:style-name="P10"><text:tab/><text:tab/>return 0;</text:p>
            <text:p text:style-name="P10"><text:tab/>}</text:p>
            <text:p text:style-name="P10"><text:tab/>if (fsize &gt; LONGUEURTAMPON)</text:p>
            <text:p text:style-name="P10"><text:tab/><text:tab/>cout &lt;&lt; "Le fichier contient plus de caracteres que le maximum (" &lt;&lt; LONGUEURTAMPON &lt;&lt; ")" &lt;&lt; endl;</text:p>
            <text:p text:style-name="P10"><text:tab/>ProchainMot(mot);</text:p>
            <text:p text:style-name="P10"><text:tab/>do {</text:p>
            <text:p text:style-name="P10"><text:tab/><text:tab/>premier-&gt;mot = mot;</text:p>
            <text:p text:style-name="P10"><text:tab/><text:tab/>premier-&gt;compte = 1;</text:p>
            <text:p text:style-name="P10"><text:tab/><text:tab/>premier-&gt;droite = NULL;</text:p>
            <text:p text:style-name="P10"><text:tab/><text:tab/>premier-&gt;gauche = NULL;</text:p>
            <text:p text:style-name="P10"><text:tab/><text:tab/>motc = mot[0];</text:p>
            <text:p text:style-name="P10"><text:tab/>} </text:p>
            <text:p text:style-name="P10"><text:tab/>while (motc == 0 &amp;&amp; ProchainMot(mot) != -1);</text:p>
            <text:p text:style-name="P10"></text:p>
            <text:p text:style-name="P10"><text:tab/>while((i = ProchainMot(mot)) != 1) {</text:p>
            <text:p text:style-name="P10"><text:tab/><text:tab/>motc = mot[0];</text:p>
            <text:p text:style-name="P10"><text:tab/><text:tab/>if ((int)motc != 0)</text:p>
            <text:p text:style-name="P10"><text:tab/><text:tab/><text:tab/>Inserer(mot, premier);</text:p>
            <text:p text:style-name="P10"><text:tab/>}</text:p>
            <text:p text:style-name="P10"><text:tab/>Afficher(premier);</text:p>
            <text:p text:style-name="P10"></text:p>
            <text:p text:style-name="P10"><text:tab/>return 0;</text:p>
            <text:p text:style-name="P10">}</text:p>
            <text:p text:style-name="P10"></text:p>
            <text:p text:style-name="P10"><text:soft-page-break/>// Cette methode verifie que le fichier existe, qu'il contienne des caractere valide et qu'il a un taille &gt; 0</text:p>
            <text:p text:style-name="P10">bool verifierFichier(char * fichier, int &amp;size) {</text:p>
            <text:p text:style-name="P10"><text:tab/>bool found = false;</text:p>
            <text:p text:style-name="P10"><text:tab/>unsigned char carac;</text:p>
            <text:p text:style-name="P10"><text:tab/></text:p>
            <text:p text:style-name="P10"><text:tab/>fEntree.open(fichier, ios::in);</text:p>
            <text:p text:style-name="P10"><text:tab/>fEntree.seekg(0, ios_base::end);</text:p>
            <text:p text:style-name="P10"><text:tab/>size = fEntree.tellg();</text:p>
            <text:p text:style-name="P10"><text:tab/>fEntree.seekg(0, ios_base::beg);</text:p>
            <text:p text:style-name="P10"><text:tab/></text:p>
            <text:p text:style-name="P10"><text:tab/>while (fEntree.tellg() &lt; size &amp;&amp; !found) <text:s/>{</text:p>
            <text:p text:style-name="P10"><text:tab/><text:tab/>carac = fEntree.get();</text:p>
            <text:p text:style-name="P10"><text:tab/><text:tab/>bool valide = (carac &gt;= 'A' &amp;&amp; carac &lt;= 'Z')||</text:p>
            <text:p text:style-name="P10"><text:tab/><text:tab/><text:tab/>(carac &gt;= 'a' &amp;&amp; carac &lt;= 'z')||carac =='-'||</text:p>
            <text:p text:style-name="P10"><text:tab/><text:tab/><text:tab/>(carac &gt;= '0' &amp;&amp; carac &lt;= '9');</text:p>
            <text:p text:style-name="P10"><text:tab/><text:tab/>if (valide) { // Il y a minimum UN caractere valide </text:p>
            <text:p text:style-name="P10"><text:tab/><text:tab/><text:tab/>found = true;</text:p>
            <text:p text:style-name="P10"><text:tab/><text:tab/><text:tab/>fEntree.seekg(0, ios_base::beg);</text:p>
            <text:p text:style-name="P10"><text:tab/><text:tab/>}</text:p>
            <text:p text:style-name="P10"><text:tab/>}</text:p>
            <text:p text:style-name="P10"><text:tab/>return found;</text:p>
            <text:p text:style-name="P10"><text:tab/><text:tab/></text:p>
            <text:p text:style-name="P10"></text:p>
            <text:p text:style-name="P10">}</text:p>
            <text:p text:style-name="P10">int Comparaison(char *Mot1, char *Mot2) // Comparer deux mots du tampon global.</text:p>
            <text:p text:style-name="P10">{</text:p>
            <text:p text:style-name="P10"><text:tab/>int i = 0;</text:p>
            <text:p text:style-name="P10"><text:tab/>int j = 0;</text:p>
            <text:p text:style-name="P10"><text:tab/>while(true){</text:p>
            <text:p text:style-name="P10"><text:tab/><text:tab/>if(Mot1[i] != Mot2[j]) <text:s text:c="7"/>// non identiques</text:p>
            <text:p text:style-name="P10"><text:tab/><text:tab/><text:tab/>if(Mot1[i] &lt; Mot2[j])</text:p>
            <text:p text:style-name="P10"><text:tab/><text:tab/><text:tab/><text:tab/>return -1; <text:s text:c="15"/>// plus petit</text:p>
            <text:p text:style-name="P10"><text:tab/><text:tab/><text:tab/>else</text:p>
            <text:p text:style-name="P10"><text:tab/><text:tab/><text:tab/><text:tab/>return 1; <text:s text:c="16"/>// plus grand</text:p>
            <text:p text:style-name="P10"><text:tab/><text:tab/>else if(Mot1[i] == FINCHAINE)</text:p>
            <text:p text:style-name="P10"><text:tab/><text:tab/><text:tab/>return 0; <text:s text:c="18"/>// identiques</text:p>
            <text:p text:style-name="P10"><text:tab/><text:tab/>i++; j++;</text:p>
            <text:p text:style-name="P10"><text:tab/>}</text:p>
            <text:p text:style-name="P10">} // Comparaison;</text:p>
            <text:p text:style-name="P10"></text:p>
            <text:p text:style-name="P10">bool Chercher(char * Mot, PtrNoeud Arbre) // Chercher un élément dans l'arbre</text:p>
            <text:p text:style-name="P10">{ </text:p>
            <text:p text:style-name="P10"><text:tab/>int compar;</text:p>
            <text:p text:style-name="P10"><text:tab/>if(Arbre == NULL)</text:p>
            <text:p text:style-name="P10"><text:tab/><text:tab/>return false;</text:p>
            <text:p text:style-name="P10"><text:tab/>else{</text:p>
            <text:p text:style-name="P10"><text:tab/><text:tab/>compar = Comparaison(Mot, Arbre-&gt;mot);</text:p>
            <text:p text:style-name="P10"><text:tab/><text:tab/>if(compar == -1)</text:p>
            <text:p text:style-name="P10"><text:tab/><text:tab/><text:tab/>return Chercher(Mot, Arbre-&gt;gauche);</text:p>
            <text:p text:style-name="P10"><text:tab/><text:tab/>else if(compar == 1)</text:p>
            <text:p text:style-name="P10"><text:tab/><text:tab/><text:tab/>return Chercher(Mot, Arbre-&gt;droite);</text:p>
            <text:p text:style-name="P10"><text:tab/><text:tab/>else if(compar == 0)</text:p>
            <text:p text:style-name="P10"><text:soft-page-break/><text:tab/><text:tab/><text:tab/>return true;</text:p>
            <text:p text:style-name="P10"><text:tab/>}</text:p>
            <text:p text:style-name="P10"><text:tab/>return false;</text:p>
            <text:p text:style-name="P10">}// Chercher</text:p>
            <text:p text:style-name="P10"></text:p>
            <text:p text:style-name="P10"></text:p>
            <text:p text:style-name="P10"></text:p>
            <text:p text:style-name="P10">void Inserer(char * Mot, PtrNoeud &amp; Arbre) // insérer un élément dans l'arbre</text:p>
            <text:p text:style-name="P10">{</text:p>
            <text:p text:style-name="P10"><text:tab/>if(Arbre == NULL){</text:p>
            <text:p text:style-name="P10"><text:tab/><text:tab/>Arbre = new NoeudArbre; <text:s text:c="3"/>// nouveau noeud rattaché à l’arbre</text:p>
            <text:p text:style-name="P10"><text:tab/><text:tab/>Arbre-&gt;mot = Mot; <text:s text:c="9"/>// adresse du mot</text:p>
            <text:p text:style-name="P10"><text:tab/><text:tab/>Arbre-&gt;compte = 1; <text:s text:c="8"/>// première occurrence</text:p>
            <text:p text:style-name="P10"><text:tab/><text:tab/>Arbre-&gt;gauche = NULL; <text:s text:c="5"/>// pas de descendant gauche</text:p>
            <text:p text:style-name="P10"><text:tab/><text:tab/>Arbre-&gt;droite = NULL; <text:s text:c="5"/>// pas de descendant droit</text:p>
            <text:p text:style-name="P10"><text:tab/>}</text:p>
            <text:p text:style-name="P10"><text:tab/>else</text:p>
            <text:p text:style-name="P10"><text:tab/><text:tab/>if(Comparaison(Mot, Arbre-&gt;mot) == -1) // + petit, à gauche</text:p>
            <text:p text:style-name="P10"><text:tab/><text:tab/><text:tab/>Inserer(Mot, Arbre-&gt;gauche);</text:p>
            <text:p text:style-name="P10"><text:tab/><text:tab/>else</text:p>
            <text:p text:style-name="P10"><text:tab/><text:tab/><text:tab/>if(Comparaison(Mot, Arbre-&gt;mot) == 1)// + grand, à droite</text:p>
            <text:p text:style-name="P10"><text:tab/><text:tab/><text:tab/><text:tab/>Inserer(Mot, Arbre-&gt;droite);</text:p>
            <text:p text:style-name="P10"><text:tab/><text:tab/><text:tab/>else</text:p>
            <text:p text:style-name="P10"><text:tab/><text:tab/><text:tab/><text:tab/>Arbre-&gt;compte++; // déjà là, mise à jour compteur</text:p>
            <text:p text:style-name="P10">}// Inserer</text:p>
            <text:p text:style-name="P10"></text:p>
            <text:p text:style-name="P10"></text:p>
            <text:p text:style-name="P10"></text:p>
            <text:p text:style-name="P10">int ProchainMot(char * &amp;Mot)</text:p>
            <text:p text:style-name="P10">{ </text:p>
            <text:p text:style-name="P10"><text:s text:c="8"/>int fdf;</text:p>
            <text:p text:style-name="P10"><text:tab/>bool nonEspace = false;</text:p>
            <text:p text:style-name="P10"><text:s text:c="8"/>Mot = &amp;Tampon[IndexTamp];</text:p>
            <text:p text:style-name="P10"><text:s text:c="8"/>bool valide;</text:p>
            <text:p text:style-name="P10"><text:s text:c="8"/>unsigned char carac;</text:p>
            <text:p text:style-name="P10"><text:s text:c="8"/>do</text:p>
            <text:p text:style-name="P10"><text:s text:c="8"/>{</text:p>
            <text:p text:style-name="P10"><text:tab/><text:tab/>carac = fEntree.get();</text:p>
            <text:p text:style-name="P10"><text:tab/><text:tab/></text:p>
            <text:p text:style-name="P10"><text:s text:c="16"/>if(!fEntree.eof()){</text:p>
            <text:p text:style-name="P10"><text:s text:c="24"/>fdf = 0;</text:p>
            <text:p text:style-name="P10"><text:s text:c="24"/>valide = (carac &gt;= 'A' &amp;&amp; carac &lt;= 'Z')||</text:p>
            <text:p text:style-name="P10"><text:s text:c="32"/>(carac &gt;= 'a' &amp;&amp; carac &lt;= 'z')||carac =='-'||</text:p>
            <text:p text:style-name="P10"><text:tab/><text:tab/><text:tab/><text:tab/>(carac &gt;= '0' &amp;&amp; carac &lt;= '9');</text:p>
            <text:p text:style-name="P10"><text:tab/><text:tab/></text:p>
            <text:p text:style-name="P10"><text:s text:c="24"/>if(valide){</text:p>
            <text:p text:style-name="P10"><text:s text:c="32"/>Tampon[IndexTamp] = carac;</text:p>
            <text:p text:style-name="P10"><text:s text:c="32"/>IndexTamp++;</text:p>
            <text:p text:style-name="P10"><text:s text:c="24"/>}else{</text:p>
            <text:p text:style-name="P10"><text:s text:c="32"/>Tampon[IndexTamp] = 0;</text:p>
            <text:p text:style-name="P10"><text:s text:c="32"/>IndexTamp++;</text:p>
            <text:p text:style-name="P10"><text:s text:c="24"/>}</text:p>
            <text:p text:style-name="P10"><text:soft-page-break/><text:s text:c="16"/>}else{</text:p>
            <text:p text:style-name="P10"><text:s text:c="24"/>Tampon[IndexTamp] = 0;</text:p>
            <text:p text:style-name="P10"><text:s text:c="24"/>IndexTamp++;</text:p>
            <text:p text:style-name="P10"><text:s text:c="24"/>fdf = 1;</text:p>
            <text:p text:style-name="P10"><text:s text:c="16"/>}</text:p>
            <text:p text:style-name="P10"><text:s text:c="8"/>} </text:p>
            <text:p text:style-name="P10"><text:s text:c="8"/>while(valide &amp;&amp; fdf == 0);</text:p>
            <text:p text:style-name="P10"></text:p>
            <text:p text:style-name="P10"><text:s text:c="8"/>return fdf;</text:p>
            <text:p text:style-name="P10">}</text:p>
            <text:p text:style-name="P10"></text:p>
            <text:p text:style-name="P10"></text:p>
            <text:p text:style-name="P10"></text:p>
            <text:p text:style-name="P10">void Afficher(PtrNoeud Arbre) // traversée infixe</text:p>
            <text:p text:style-name="P10">{</text:p>
            <text:p text:style-name="P10"><text:tab/>if(Arbre != NULL){</text:p>
            <text:p text:style-name="P10"><text:tab/><text:tab/>Afficher(Arbre-&gt;gauche);</text:p>
            <text:p text:style-name="P10"><text:tab/><text:tab/>cout &lt;&lt; Arbre-&gt;mot &lt;&lt; " utilisé " &lt;&lt; Arbre-&gt;compte &lt;&lt; " fois." &lt;&lt; endl;</text:p>
            <text:p text:style-name="P10"><text:tab/><text:tab/>Afficher(Arbre-&gt;droite);</text:p>
            <text:p text:style-name="P10"><text:tab/>}</text:p>
            <text:p text:style-name="P10">}// Afficher</text:p>
            <text:p text:style-name="P17"></text:p>
          </table:table-cell>
        </table:table-row>
      </table:table>
      <text:p text:style-name="P2">tp3.h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using namespace std;</text:p>
            <text:p text:style-name="P6"></text:p>
            <text:p text:style-name="P6">const int LONGUEURTAMPON = 20000;</text:p>
            <text:p text:style-name="P6">const char FINCHAINE = 0;</text:p>
            <text:p text:style-name="P6">char Tampon[LONGUEURTAMPON]; // tampon de mots global</text:p>
            <text:p text:style-name="P6">int IndexTamp = 0; <text:s text:c="10"/>// index global du tampon global</text:p>
            <text:p text:style-name="P6"></text:p>
            <text:p text:style-name="P6">ifstream fEntree; <text:s text:c="11"/>// fichier d'entrée global</text:p>
            <text:p text:style-name="P6"></text:p>
            <text:p text:style-name="P6">struct NoeudArbre;</text:p>
            <text:p text:style-name="P6">typedef NoeudArbre *PtrNoeud;</text:p>
            <text:p text:style-name="P6">struct NoeudArbre{char * mot; <text:s text:c="8"/>// adresse du mot</text:p>
            <text:p text:style-name="P6"><text:s text:c="19"/>int compte; <text:s text:c="7"/>// nombre d’apparitions du mot</text:p>
            <text:p text:style-name="P6"><text:s text:c="19"/>PtrNoeud gauche; <text:s text:c="2"/>// pointeur gauche</text:p>
            <text:p text:style-name="P6"><text:s text:c="19"/>PtrNoeud droite;}; // pointeur droit</text:p>
            <text:p text:style-name="P6"></text:p>
            <text:p text:style-name="P6">int ProchainMot(char * &amp;Mot);</text:p>
            <text:p text:style-name="P6">void Inserer(char * Mot, PtrNoeud &amp; Arbre);</text:p>
            <text:p text:style-name="P6">bool Chercher(char * Mot, PtrNoeud Arbre);</text:p>
            <text:p text:style-name="P6">int Comparaison(char *Mot1, char *Mot2);</text:p>
            <text:p text:style-name="P6">void Afficher(PtrNoeud Arbre);</text:p>
            <text:p text:style-name="P6">bool verifierFichier(char * fichier, int &amp;size);</text:p>
          </table:table-cell>
        </table:table-row>
      </table:table>
      <text:p text:style-name="P2"><text:soft-page-break/></text:p>
      <text:p text:style-name="P2"/>
      <text:p text:style-name="P3">Première partie du TP3 ( C++ ) – INF 2170 gr 10</text:p>
      <text:p text:style-name="P21">Équipe G 16</text:p>
      <text:p text:style-name="P21">Martin Valiquette &amp; Olivier Viera</text:p>
      <text:p text:style-name="P27">14 avril 2009</text:p>
      <text:p text:style-name="P3"/>
      <text:p text:style-name="P3">Stratégie de vérification</text:p>
      <text:p text:style-name="P24">Validation de données :</text:p>
      <text:p text:style-name="P28">Le ficher lu est d’un maximum de 20000 caractères. Le programme divise le texte en mots, ces mots peuvent comprendre des accents (pour la version Assembleur seulement).</text:p>
      <text:p text:style-name="P7"/>
      <text:p text:style-name="P24">Divers cas de donnée :</text:p>
      <text:list xml:id="list2034915297" text:style-name="L1">
        <text:list-item>
          <text:p text:style-name="P11">Fichier au-delà de longueur maximale</text:p>
        </text:list-item>
      </text:list>
      <text:p text:style-name="P8"><text:span text:style-name="T1">Condition</text:span><text:span text:style-name="T4"> : Un fichier contenant plus de 20 000 caractères est analysé. </text:span></text:p>
      <text:p text:style-name="P9"><text:span text:style-name="T1">Résultat</text:span><text:span text:style-name="T4"> : Le programme dira que le fichier contient plus que le maximum, mais <text:tab/><text:tab/><text:tab/>mais il continue.</text:span></text:p>
      <text:list xml:id="list348045125" text:continue-numbering="true" text:style-name="L1">
        <text:list-item>
          <text:p text:style-name="P11">Fichier vide</text:p>
        </text:list-item>
      </text:list>
      <text:p text:style-name="P9"><text:span text:style-name="T1">Condition : </text:span><text:span text:style-name="T4">Un fichier de 0 caractères est analysé.</text:span><text:span text:style-name="T1"> </text:span></text:p>
      <text:p text:style-name="P9"><text:span text:style-name="T1">Résultat : </text:span><text:span text:style-name="T9">Une erreur est affichée et le programme s'arrête.</text:span></text:p>
      <text:list xml:id="list1116660438" text:continue-numbering="true" text:style-name="L1">
        <text:list-item>
          <text:p text:style-name="P11">Cas de routine</text:p>
        </text:list-item>
      </text:list>
      <text:p text:style-name="P9"><text:span text:style-name="T1">Condition</text:span><text:span text:style-name="T4"> : Un fichier de bonne longueur est analysé.</text:span></text:p>
      <text:p text:style-name="P9"><text:span text:style-name="T1">Résultat</text:span><text:span text:style-name="T4"> : Les mots sont placés dans l’arbre correctement en ordre alphabétique et le nombre d’occurrences des mots est augmenté correctement.</text:span></text:p>
      <text:list xml:id="list1516323393" text:continue-numbering="true" text:style-name="L1">
        <text:list-item>
          <text:p text:style-name="P11">Bonne division des mots</text:p>
        </text:list-item>
      </text:list>
      <text:p text:style-name="P9"><text:span text:style-name="T1">Condition</text:span><text:span text:style-name="T4"> : Du texte avec des accents est analysé. </text:span></text:p>
      <text:p text:style-name="P9"><text:span text:style-name="T1">Résultat</text:span><text:span text:style-name="T4"> : Les mots sont correctement extraits du texte </text:span><text:span text:style-name="T2">(Version Assembleur seulement)</text:span></text:p>
      <text:list xml:id="list227776978" text:continue-numbering="true" text:style-name="L1">
        <text:list-item>
          <text:p text:style-name="P11">Bonne division des mots</text:p>
        </text:list-item>
      </text:list>
      <text:p text:style-name="P9"><text:span text:style-name="T1">Condition</text:span><text:span text:style-name="T4"> : Des chiffres sont inclus dans le texte. </text:span></text:p>
      <text:p text:style-name="P9"><text:span text:style-name="T1">Résultat</text:span><text:span text:style-name="T4"> : Les chiffres sont inclus dans l’arbre.</text:span></text:p>
      <text:p text:style-name="P4"/>
      <text:p text:style-name="P3"/>
      <text:p text:style-name="P3"/>
      <text:p text:style-name="P3"><text:soft-page-break/>Preuves de tests </text:p>
      <text:p text:style-name="P1"/>
      <text:section text:style-name="Sect1" text:name="Section1">
        <text:p text:style-name="P1">Cas 1: Exécution normale<text:tab/>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5"><text:span text:style-name="T7">Contenu du fichier</text:span>: </text:p>
              <text:p text:style-name="P5">abc def ghi jkl mno pqr stu vwx yz </text:p>
              <text:p text:style-name="P14">Affichage<text:span text:style-name="T8">:</text:span></text:p>
              <text:p text:style-name="P16"><text:span text:style-name="T8">[olivier@oviera TP3]$ ./tp3</text:span></text:p>
              <text:p text:style-name="P15">abc utilisé 1 fois. </text:p>
              <text:p text:style-name="P15">def utilisé 1 fois. </text:p>
              <text:p text:style-name="P15">ghi utilisé 1 fois. </text:p>
              <text:p text:style-name="P15">jkl utilisé 1 fois. </text:p>
              <text:p text:style-name="P15">mno utilisé 1 fois. </text:p>
              <text:p text:style-name="P15">pqr utilisé 1 fois. </text:p>
              <text:p text:style-name="P15">stu utilisé 1 fois. </text:p>
              <text:p text:style-name="P15">vwx utilisé 1 fois. </text:p>
              <text:p text:style-name="P5"><text:span text:style-name="T11">yz utilisé 1 fois.</text:span> </text:p>
            </table:table-cell>
          </table:table-row>
        </table:table>
        <text:p text:style-name="P1">Cas 2:<text:tab/>Exécution avec un <text:span text:style-name="T3">fichier vide</text:span><text:span text:style-name="T10">.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5"><text:span text:style-name="T7">Contenu du fichier</text:span>: </text:p>
              <text:p text:style-name="P5">rien</text:p>
              <text:p text:style-name="P14">Affichage<text:span text:style-name="T8">:</text:span></text:p>
              <text:p text:style-name="P16"><text:span text:style-name="T8">[olivier@oviera TP3]$ ./tp3</text:span></text:p>
              <text:p text:style-name="P15">Fichier invalide </text:p>
            </table:table-cell>
          </table:table-row>
        </table:table>
        <text:p text:style-name="P1">Cas 3: Exécution avec un <text:span text:style-name="T3">fichier inexistant</text:span><text:span text:style-name="T10">.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"><text:span text:style-name="T7">Contenu du fichier</text:span>: </text:p>
              <text:p text:style-name="P5">N/D</text:p>
              <text:p text:style-name="P14">Affichage<text:span text:style-name="T8">:</text:span></text:p>
              <text:p text:style-name="P16"><text:span text:style-name="T8">[olivier@oviera TP3]$ ./tp3</text:span></text:p>
              <text:p text:style-name="P15">Fichier invalide 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1">Cas 4:<text:tab/>Éxécution avec un fichier contenant </text:p>
        <text:p text:style-name="P1"><text:span text:style-name="T3">que</text:span> des numéros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"><text:span text:style-name="T7">Contenu du fichier</text:span>: </text:p>
              <text:p text:style-name="P5">2394823984 2984 2398472 93084729 837498 59378935 </text:p>
              <text:p text:style-name="P14">Affichage<text:span text:style-name="T8">:</text:span></text:p>
              <text:p text:style-name="P16"><text:span text:style-name="T8">[olivier@oviera TP3]$ ./tp3</text:span></text:p>
              <text:p text:style-name="P15">2394823984 utilisé 1 fois.</text:p>
              <text:p text:style-name="P15">2398472 utilisé 1 fois.</text:p>
              <text:p text:style-name="P15">2984 utilisé 1 fois.</text:p>
              <text:p text:style-name="P15">59378935 utilisé 1 fois.</text:p>
              <text:p text:style-name="P15">837498 utilisé 1 fois.</text:p>
              <text:p text:style-name="P15">93084729 utilisé 1 fois. </text:p>
            </table:table-cell>
          </table:table-row>
        </table:table>
        <text:p text:style-name="P1">Cas 5: Éxécution avec un fichier contenant </text:p>
        <text:p text:style-name="P1"><text:span text:style-name="T3"><text:tab/>des chiffres et des lettres</text:span><text:span text:style-name="T10">.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5"><text:span text:style-name="T7">Contenu du fichier</text:span>: </text:p>
              <text:p text:style-name="P5">bonjour832 salut82 284bonjour2 43allo889 284bonjour823 9999999allo99 81 </text:p>
              <text:p text:style-name="P14">Affichage<text:span text:style-name="T8">:</text:span></text:p>
              <text:p text:style-name="P16"><text:span text:style-name="T8">[olivier@oviera TP3]$ ./tp3</text:span></text:p>
              <text:p text:style-name="P15">allo utilisé 2 fois. </text:p>
              <text:p text:style-name="P15">bonjour utilisé 3 fois. </text:p>
              <text:p text:style-name="P15">salut utilisé 1 fois. </text:p>
            </table:table-cell>
          </table:table-row>
        </table:table>
        <text:p text:style-name="P1">Cas 6:<text:tab/>Exécution avec un fichier excédant la <text:tab/></text:p>
        <text:p text:style-name="P1"><text:tab/>longueur maximum.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5"><text:span text:style-name="T7">Contenu du fichier</text:span>: </text:p>
              <text:p text:style-name="P1">Pour des raisons de propreté, on ne montrera pas le contenu du fichier.</text:p>
              <text:p text:style-name="P14">Affichage<text:span text:style-name="T8">:</text:span></text:p>
              <text:p text:style-name="P16"><text:span text:style-name="T8">[olivier@oviera TP3]$ ./tp3</text:span></text:p>
              <text:p text:style-name="P25">Le fichier contient plus 20000 caractères.</text:p>
              <text:p text:style-name="P26">(Contenu selon les 20 000 premiers caractères)</text:p>
            </table:table-cell>
          </table:table-row>
        </table:table>
        <text:p text:style-name="P1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rier" svg:font-family="Courrier"/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fr" fo:country="CA" style:letter-kerning="true" style:font-name-asian="Bitstream Vera Sans" style:font-size-asian="11pt" style:language-asian="en" style:country-asian="US" style:font-name-complex="Bitstream Vera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3335in" fo:margin-bottom="0in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39in" fo:margin-bottom="0in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39in" fo:margin-bottom="0in" fo:keep-with-next="always"/>
      <style:text-properties fo:color="#4f81bd" style:font-name="Cambria" fo:font-weight="bold" style:font-weight-asian="bold" style:font-weight-complex="bold"/>
    </style:style>
    <style:style style:name="No_20_Spacing" style:display-name="No Spacing" style:family="paragraph">
      <style:paragraph-properties fo:margin-top="0in" fo:margin-bottom="0in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re_20_3_20_Car" style:display-name="Titre 3 Car" style:family="text">
      <style:text-properties fo:color="#4f81bd" style:font-name="Cambria" fo:font-weight="bold" style:font-weight-asian="bold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3" style:family="text"/>
    <style:style style:name="pln3" style:family="text"/>
    <style:style style:name="kwd3" style:family="text"/>
    <style:style style:name="pun3" style:family="text"/>
    <style:style style:name="typ3" style:family="text"/>
    <style:style style:name="lit3" style:family="text"/>
    <style:style style:name="str3" style:family="text"/>
    <style:style style:name="ifclosed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1905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ves Valiquette</meta:initial-creator>
    <meta:editing-cycles>5</meta:editing-cycles>
    <meta:print-date>2009-02-01T19:19:00</meta:print-date>
    <meta:creation-date>2009-04-14T14:59:00</meta:creation-date>
    <dc:date>2009-04-27T10:13:47</dc:date>
    <meta:editing-duration>PT00H07M31S</meta:editing-duration>
    <meta:generator>OpenOffice.org/3.0$Unix OpenOffice.org_project/300m15$Build-9379</meta:generator>
    <meta:document-statistic meta:table-count="8" meta:image-count="0" meta:object-count="0" meta:page-count="7" meta:paragraph-count="275" meta:word-count="1068" meta:character-count="7633"/>
    <meta:user-defined meta:name="Info 1"/>
    <meta:user-defined meta:name="Info 2"/>
    <meta:user-defined meta:name="Info 3"/>
    <meta:user-defined meta:name="Info 4"/>
  </office:meta>
</office:document-meta>
</file>